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B0000017B817C90D54E2EF523.png" manifest:media-type="image/png"/>
  <manifest:file-entry manifest:full-path="Pictures/100004F10000272A0000272A29D8E46DA43CE842.svg" manifest:media-type="image/svg+xml"/>
  <manifest:file-entry manifest:full-path="Pictures/100000010000017B0000017B88F5A34E06FA9681.png" manifest:media-type="image/png"/>
  <manifest:file-entry manifest:full-path="Pictures/100000010000017B0000017BADC8CF1292A40461.png" manifest:media-type="image/png"/>
  <manifest:file-entry manifest:full-path="Pictures/100003830000272A0000272A6CDC4A826B91DAC4.svg" manifest:media-type="image/svg+xml"/>
  <manifest:file-entry manifest:full-path="Pictures/100000010000017B0000017B7FEB8B7998736DA5.png" manifest:media-type="image/png"/>
  <manifest:file-entry manifest:full-path="Pictures/100003C20000272A0000272A9318B570759646BE.svg" manifest:media-type="image/svg+xml"/>
  <manifest:file-entry manifest:full-path="Pictures/1000043A0000272A0000272A3FC61F35D3D02DAC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2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4" draw:name="Text Frame 1" draw:style-name="gr1" draw:text-style-name="P1" svg:width="2.408cm" svg:height="1.297cm" svg:x="3.036cm" svg:y="8.717cm"><draw:text-box><text:p>17</text:p><text:p/></draw:text-box></draw:frame><draw:frame text:anchor-type="paragraph" draw:z-index="5" draw:name="Text Frame 2" draw:style-name="gr1" draw:text-style-name="P1" svg:width="2.408cm" svg:height="1.463cm" svg:x="2.93cm" svg:y="16.311cm"><draw:text-box><text:p>18</text:p><text:p/><text:p/></draw:text-box></draw:frame><draw:frame text:anchor-type="paragraph" draw:z-index="6" draw:name="Text Frame 3" draw:style-name="gr1" draw:text-style-name="P1" svg:width="2.408cm" svg:height="1.463cm" svg:x="13.778cm" svg:y="8.638cm"><draw:text-box><text:p>19</text:p><text:p/><text:p/></draw:text-box></draw:frame><draw:frame text:anchor-type="paragraph" draw:z-index="7" draw:name="Text Frame 4" draw:style-name="gr1" draw:text-style-name="P1" svg:width="2.408cm" svg:height="1.297cm" svg:x="13.989cm" svg:y="16.417cm"><draw:text-box><text:p>20</text:p><text:p/></draw:text-box></draw:frame><draw:frame draw:style-name="fr1" draw:name="Image1" text:anchor-type="char" svg:x="-1.672cm" svg:y="-1.508cm" svg:width="9.999cm" svg:height="9.999cm" draw:z-index="0"><draw:image xlink:href="Pictures/1000043A0000272A0000272A3FC61F35D3D02DAC.svg" xlink:type="simple" xlink:show="embed" xlink:actuate="onLoad" draw:mime-type="image/svg+xml"/><draw:image xlink:href="Pictures/100000010000017B0000017B7FEB8B7998736DA5.png" xlink:type="simple" xlink:show="embed" xlink:actuate="onLoad" draw:mime-type="image/png"/></draw:frame><draw:frame draw:style-name="fr1" draw:name="Image2" text:anchor-type="char" svg:x="-1.672cm" svg:y="16.96cm" svg:width="9.999cm" svg:height="9.999cm" draw:z-index="1"><draw:image xlink:href="Pictures/100003830000272A0000272A6CDC4A826B91DAC4.svg" xlink:type="simple" xlink:show="embed" xlink:actuate="onLoad" draw:mime-type="image/svg+xml"/><draw:image xlink:href="Pictures/100000010000017B0000017BADC8CF1292A40461.png" xlink:type="simple" xlink:show="embed" xlink:actuate="onLoad" draw:mime-type="image/png"/></draw:frame><draw:frame draw:style-name="fr1" draw:name="Image3" text:anchor-type="char" svg:x="8.737cm" svg:y="-1.561cm" svg:width="9.999cm" svg:height="9.999cm" draw:z-index="2"><draw:image xlink:href="Pictures/100003C20000272A0000272A9318B570759646BE.svg" xlink:type="simple" xlink:show="embed" xlink:actuate="onLoad" draw:mime-type="image/svg+xml"/><draw:image xlink:href="Pictures/100000010000017B0000017B88F5A34E06FA9681.png" xlink:type="simple" xlink:show="embed" xlink:actuate="onLoad" draw:mime-type="image/png"/></draw:frame><draw:frame draw:style-name="fr1" draw:name="Image4" text:anchor-type="char" svg:x="8.737cm" svg:y="17.066cm" svg:width="9.999cm" svg:height="9.999cm" draw:z-index="3"><draw:image xlink:href="Pictures/100004F10000272A0000272A29D8E46DA43CE842.svg" xlink:type="simple" xlink:show="embed" xlink:actuate="onLoad" draw:mime-type="image/svg+xml"/><draw:image xlink:href="Pictures/100000010000017B0000017B817C90D54E2EF5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1:01:11.894254296</meta:creation-date>
    <dc:date>2023-05-16T11:03:18.466058289</dc:date>
    <meta:editing-duration>PT2M7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